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svg:stroke-width="0.152cm" draw:marker-start-width="0.227cm" draw:marker-end-width="0.227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cm" draw:marker-start-width="0cm" draw:marker-end-width="0cm" draw:fill="none" draw:textarea-vertical-align="middle" fo:padding-top="0.126cm" fo:padding-bottom="0.126cm" fo:padding-left="0.251cm" fo:padding-right="0.251cm"/>
    </style:style>
    <style:style style:name="gr6" style:family="graphic" style:parent-style-name="objectwithoutfill">
      <style:graphic-properties svg:stroke-width="0.152cm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0.889cm" fo:padding-top="0.201cm" fo:padding-bottom="0.201cm" fo:padding-left="0.326cm" fo:padding-right="0.326cm"/>
    </style:style>
    <style:style style:name="co1" style:family="table-column">
      <style:table-column-properties style:column-width="5.41cm" style:use-optimal-column-width="false"/>
    </style:style>
    <style:style style:name="co2" style:family="table-column">
      <style:table-column-properties style:column-width="9.151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1" style:font-name-asian="Arial1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4.699cm" svg:x="1.762cm" svg:y="4.556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5.715cm" svg:x="12.303cm" svg:y="4.429cm">
          <text:p text:style-name="P1">Paymen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23cm" svg:y1="6.969cm" svg:x2="12.303cm" svg:y2="6.969cm">
          <text:p/>
        </draw:line>
        <draw:line draw:style-name="gr2" draw:text-style-name="P1" draw:layer="layout" svg:x1="7.477cm" svg:y1="6.461cm" svg:x2="7.477cm" svg:y2="7.477cm">
          <text:p/>
        </draw:line>
        <draw:line draw:style-name="gr2" draw:text-style-name="P1" draw:layer="layout" svg:x1="7.731cm" svg:y1="6.461cm" svg:x2="7.731cm" svg:y2="7.477cm">
          <text:p/>
        </draw:line>
        <draw:line draw:style-name="gr2" draw:text-style-name="P1" draw:layer="layout" svg:x1="11.541cm" svg:y1="6.461cm" svg:x2="11.541cm" svg:y2="7.477cm">
          <text:p/>
        </draw:line>
        <draw:line draw:style-name="gr2" draw:text-style-name="P1" draw:layer="layout" svg:x1="11.541cm" svg:y1="6.969cm" svg:x2="12.303cm" svg:y2="6.461cm">
          <text:p/>
        </draw:line>
        <draw:line draw:style-name="gr2" draw:text-style-name="P1" draw:layer="layout" svg:x1="12.303cm" svg:y1="7.604cm" svg:x2="11.541cm" svg:y2="6.969cm">
          <text:p/>
        </draw:line>
        <draw:frame draw:style-name="gr3" draw:text-style-name="P2" draw:layer="layout" svg:width="1.905cm" svg:height="0.725cm" svg:x="8.874cm" svg:y="6.371cm">
          <draw:text-box>
            <text:p text:style-name="P2"><text:span text:style-name="T1">makes</text:span></text:p>
          </draw:text-box>
        </draw:frame>
        <draw:custom-shape draw:style-name="gr1" draw:text-style-name="P1" draw:layer="layout" svg:width="5.461cm" svg:height="4.699cm" svg:x="1.762cm" svg:y="11.287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5.715cm" svg:x="12.303cm" svg:y="11.16cm">
          <text:p text:style-name="P1">Item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23cm" svg:y1="13.7cm" svg:x2="12.303cm" svg:y2="13.7cm">
          <text:p/>
        </draw:line>
        <draw:line draw:style-name="gr2" draw:text-style-name="P1" draw:layer="layout" svg:x1="11.541cm" svg:y1="13.192cm" svg:x2="11.541cm" svg:y2="14.208cm">
          <text:p/>
        </draw:line>
        <draw:line draw:style-name="gr2" draw:text-style-name="P1" draw:layer="layout" svg:x1="11.541cm" svg:y1="13.7cm" svg:x2="12.303cm" svg:y2="13.192cm">
          <text:p/>
        </draw:line>
        <draw:line draw:style-name="gr2" draw:text-style-name="P1" draw:layer="layout" svg:x1="12.303cm" svg:y1="14.335cm" svg:x2="11.541cm" svg:y2="13.7cm">
          <text:p/>
        </draw:line>
        <draw:frame draw:style-name="gr3" draw:text-style-name="P2" draw:layer="layout" svg:width="1.905cm" svg:height="0.725cm" svg:x="8.874cm" svg:y="13.102cm">
          <draw:text-box>
            <text:p text:style-name="P2"><text:span text:style-name="T1">sells</text:span></text:p>
          </draw:text-box>
        </draw:frame>
        <draw:line draw:style-name="gr2" draw:text-style-name="P1" draw:layer="layout" svg:x1="7.858cm" svg:y1="13.192cm" svg:x2="7.858cm" svg:y2="14.208cm">
          <text:p/>
        </draw:line>
        <draw:line draw:style-name="gr2" draw:text-style-name="P1" draw:layer="layout" svg:x1="7.223cm" svg:y1="14.208cm" svg:x2="7.985cm" svg:y2="13.7cm">
          <text:p/>
        </draw:line>
        <draw:line draw:style-name="gr2" draw:text-style-name="P1" draw:layer="layout" svg:x1="7.985cm" svg:y1="13.827cm" svg:x2="7.223cm" svg:y2="13.192cm">
          <text:p/>
        </draw:line>
        <draw:custom-shape draw:style-name="gr1" draw:text-style-name="P1" draw:layer="layout" svg:width="5.461cm" svg:height="4.699cm" svg:x="1.889cm" svg:y="18.526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5.715cm" svg:x="12.43cm" svg:y="18.399cm">
          <text:p text:style-name="P1">Authorization Ke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20.939cm" svg:x2="12.43cm" svg:y2="20.939cm">
          <text:p/>
        </draw:line>
        <draw:line draw:style-name="gr2" draw:text-style-name="P1" draw:layer="layout" svg:x1="7.604cm" svg:y1="20.431cm" svg:x2="7.604cm" svg:y2="21.447cm">
          <text:p/>
        </draw:line>
        <draw:line draw:style-name="gr2" draw:text-style-name="P1" draw:layer="layout" svg:x1="7.858cm" svg:y1="20.431cm" svg:x2="7.858cm" svg:y2="21.447cm">
          <text:p/>
        </draw:line>
        <draw:frame draw:style-name="gr3" draw:text-style-name="P2" draw:layer="layout" svg:width="1.905cm" svg:height="0.725cm" svg:x="9.001cm" svg:y="20.341cm">
          <draw:text-box>
            <text:p text:style-name="P2"><text:span text:style-name="T1">has</text:span></text:p>
          </draw:text-box>
        </draw:frame>
        <draw:line draw:style-name="gr2" draw:text-style-name="P1" draw:layer="layout" svg:x1="11.922cm" svg:y1="20.431cm" svg:x2="11.922cm" svg:y2="21.447cm">
          <text:p/>
        </draw:line>
        <draw:line draw:style-name="gr2" draw:text-style-name="P1" draw:layer="layout" svg:x1="12.176cm" svg:y1="20.431cm" svg:x2="12.176cm" svg:y2="21.447cm">
          <text:p/>
        </draw:line>
      </draw:page>
      <draw:page draw:name="page2" draw:style-name="dp1" draw:master-page-name="Default">
        <draw:frame draw:style-name="standard" draw:layer="layout" svg:width="5.409cm" svg:height="4.864cm" svg:x="2.061cm" svg:y="1.8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THING</text:p>
              </table:table-cell>
            </table:table-row>
            <table:table-row table:style-name="ro1">
              <table:table-cell table:style-name="ce1">
                <text:p>THI_ID</text:p>
              </table:table-cell>
            </table:table-row>
            <table:table-row table:style-name="ro1">
              <table:table-cell table:style-name="ce1">
                <text:p>THI_DATA_A</text:p>
              </table:table-cell>
            </table:table-row>
            <table:table-row table:style-name="ro1">
              <table:table-cell table:style-name="ce1">
                <text:p>THI_DATA_B</text:p>
              </table:table-cell>
            </table:table-row>
            <table:table-row table:style-name="ro1">
              <table:table-cell table:style-name="ce1">
                <text:p>THI_DATA_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15cm" svg:height="4.866cm" svg:x="10.257cm" svg:y="10.41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LOCALE</text:p>
              </table:table-cell>
            </table:table-row>
            <table:table-row table:style-name="ro2">
              <table:table-cell table:style-name="ce1">
                <text:p>THI_ID</text:p>
              </table:table-cell>
            </table:table-row>
            <table:table-row table:style-name="ro2">
              <table:table-cell table:style-name="ce1">
                <text:p>LOCALE_TIMEZONE</text:p>
              </table:table-cell>
            </table:table-row>
            <table:table-row table:style-name="ro2">
              <table:table-cell table:style-name="ce1">
                <text:p>LOCALE_KEY</text:p>
              </table:table-cell>
            </table:table-row>
            <table:table-row table:style-name="ro3">
              <table:table-cell table:style-name="ce1">
                <text:p>LOCALE_SERIOUS_CODE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4" draw:text-style-name="P1" draw:layer="layout" svg:x1="7.477cm" svg:y1="3.286cm" svg:x2="8.874cm" svg:y2="3.286cm">
          <text:p/>
        </draw:line>
        <draw:line draw:style-name="gr5" draw:text-style-name="P1" draw:layer="layout" svg:x1="8.874cm" svg:y1="3.286cm" svg:x2="9.382cm" svg:y2="12.176cm">
          <text:p/>
        </draw:line>
        <draw:line draw:style-name="gr6" draw:text-style-name="P1" draw:layer="layout" svg:x1="9.382cm" svg:y1="12.176cm" svg:x2="10.271cm" svg:y2="12.176cm">
          <text:p/>
        </draw:line>
        <draw:frame draw:style-name="gr7" draw:layer="layout" svg:width="0.889cm" svg:height="1.291cm" svg:x="7.731cm" svg:y="2.27cm">
          <draw:text-box>
            <text:p>1</text:p>
          </draw:text-box>
        </draw:frame>
        <draw:frame draw:style-name="gr7" draw:layer="layout" svg:width="1.016cm" svg:height="1.291cm" svg:x="9.382cm" svg:y="11.287cm">
          <draw:text-box>
            <text:p><text:span text:style-name="T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15:31:06.630000000</meta:creation-date>
    <dc:date>2014-01-20T16:03:49.546000000</dc:date>
    <meta:editing-duration>PT19M4S</meta:editing-duration>
    <meta:editing-cycles>2</meta:editing-cycles>
    <meta:generator>LibreOffice/4.1.3.2$Windows_x86 LibreOffice_project/70feb7d99726f064edab4605a8ab840c50ec57a</meta:generator>
    <meta:document-statistic meta:object-count="34"/>
  </office:meta>
</office:document-meta>
</file>